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"/>
  <manifest:file-entry manifest:full-path="ObjectReplacements/Object 4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margin-top="0cm" fo:margin-bottom="0.353cm" style:contextual-spacing="false" fo:line-height="115%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paragraph-rsid="00233fe4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paragraph-rsid="00233fe4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2491d4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officeooo:rsid="00233fe4" officeooo:paragraph-rsid="00233fe4" style:font-size-asian="16pt" style:font-size-complex="16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size="16pt" officeooo:rsid="00386980" officeooo:paragraph-rsid="00386980" style:font-size-asian="16pt" style:font-size-complex="16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font-size="16pt" officeooo:rsid="003a1dc4" officeooo:paragraph-rsid="003a1dc4" style:font-size-asian="16pt" style:font-size-complex="16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233fe4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officeooo:rsid="00233fe4" officeooo:paragraph-rsid="00233fe4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rsid="00233fe4" officeooo:paragraph-rsid="002491d4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font-size="14pt" fo:font-weight="normal" officeooo:paragraph-rsid="00233fe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font-size="11pt" officeooo:rsid="00233fe4" officeooo:paragraph-rsid="00233fe4" style:font-size-asian="11pt" style:font-size-complex="11pt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386980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386980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officeooo:rsid="0039d8dc" officeooo:paragraph-rsid="0039d8d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9d8d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a1dc4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1dc4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1dc4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/>
    </style:style>
    <style:style style:name="T3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4" style:family="text">
      <style:text-properties style:font-name="Calibri" fo:font-size="11pt" fo:language="pl" fo:country="PL" fo:font-style="italic" fo:font-weight="bold" officeooo:rsid="00233fe4" style:font-size-asian="11pt" style:font-style-asian="italic" style:font-weight-asian="bold" style:font-size-complex="16pt"/>
    </style:style>
    <style:style style:name="T5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6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officeooo:rsid="00219d3b" style:font-size-asian="11pt" style:font-style-asian="normal" style:font-weight-asian="normal"/>
    </style:style>
    <style:style style:name="T8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9" style:family="text">
      <style:text-properties style:font-name="Calibri" fo:font-size="11pt" fo:language="pl" fo:country="PL" fo:font-style="normal" fo:font-weight="normal" officeooo:rsid="002491d4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3a1dc4" style:font-size-asian="11pt" style:font-style-asian="normal" style:font-weight-asian="normal" style:font-size-complex="16pt"/>
    </style:style>
    <style:style style:name="T13" style:family="text">
      <style:text-properties style:font-name="Calibri" fo:language="pl" fo:country="PL"/>
    </style:style>
    <style:style style:name="T14" style:family="text">
      <style:text-properties style:font-name="Calibri" fo:language="pl" fo:country="PL" fo:font-style="italic" fo:font-weight="bold" style:font-style-asian="italic" style:font-weight-asian="bold"/>
    </style:style>
    <style:style style:name="T15" style:family="text">
      <style:text-properties style:font-name="Calibri" fo:language="pl" fo:country="PL" fo:font-style="italic" style:font-style-asian="italic"/>
    </style:style>
    <style:style style:name="T16" style:family="text">
      <style:text-properties style:font-name="Calibri" fo:language="pl" fo:country="PL" officeooo:rsid="00386980"/>
    </style:style>
    <style:style style:name="T17" style:family="text">
      <style:text-properties style:font-name="Calibri" fo:language="en" fo:country="US" fo:font-style="italic" fo:font-weight="bold" style:font-style-asian="italic" style:font-weight-asian="bold"/>
    </style:style>
    <style:style style:name="T18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19" style:family="text">
      <style:text-properties officeooo:rsid="002491d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3" loext:marker-style-name="T1"><text:span text:style-name="T13">Kacper Kula</text:span></text:p>
      <text:p text:style-name="P4" loext:marker-style-name="T1"><text:span text:style-name="T13">Zadanie numeryczne nr </text:span><text:span text:style-name="T16">3</text:span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9" loext:marker-style-name="T5"><text:span text:style-name="T14">Om</text:span><text:span text:style-name="T17">ó</text:span><text:span text:style-name="T14">wienie </text:span></text:p>
      <text:p text:style-name="P6" loext:marker-style-name="T6"><text:span text:style-name="T6">Problem polega na </text:span><text:span text:style-name="T8">rozwiązaniu układ</text:span><text:span text:style-name="T10">u </text:span><text:span text:style-name="T8">macierzow</text:span><text:span text:style-name="T10">ego</text:span><text:span text:style-name="T8"> </text:span><text:span text:style-name="T8"><draw:frame draw:style-name="fr1" draw:name="Obiekt1" text:anchor-type="as-char" svg:y="-0.437cm" svg:width="1.54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, </text:span><text:span text:style-name="T10">wybierając odpowiednią, czyli najbardziej optymalną metodę, wykorzystując przy tym charakterystyczną budowę macierzy.</text:span></text:p>
      <text:p text:style-name="P6" loext:marker-style-name="T6"><text:span text:style-name="T8"/></text:p>
      <text:p text:style-name="P6" loext:marker-style-name="T6"><text:span text:style-name="T8">Macierz </text:span><text:span text:style-name="T10">A</text:span><text:span text:style-name="T8"> </text:span><text:span text:style-name="T10">jest</text:span><text:span text:style-name="T8"> zdefiniowan</text:span><text:span text:style-name="T10">a</text:span><text:span text:style-name="T8"> następująco: </text:span></text:p>
      <text:p text:style-name="P6" loext:marker-style-name="T6"><text:span text:style-name="T8"/></text:p>
      <text:p text:style-name="P6" loext:marker-style-name="T6"><text:span text:style-name="T8"><draw:frame draw:style-name="fr1" draw:name="Obiekt9" text:anchor-type="as-char" svg:y="-0.377cm" svg:width="0.326cm" svg:height="0.469cm" draw:z-index="2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8"><text:s/>= </text:span></text:p>
      <text:p text:style-name="P6" loext:marker-style-name="T6"><text:span text:style-name="T8"/></text:p>
      <text:p text:style-name="P6" loext:marker-style-name="T6"><text:span text:style-name="T8">Wektor </text:span><text:span text:style-name="T10">x</text:span><text:span text:style-name="T8"> zdefiniowany jest następująco:</text:span></text:p>
      <text:p text:style-name="P6" loext:marker-style-name="T6"><text:span text:style-name="T8"><draw:frame draw:style-name="fr1" draw:name="Obiekt11" text:anchor-type="as-char" svg:y="-0.377cm" svg:width="0.233cm" svg:height="0.469cm" draw:z-index="4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8"><text:s/>= </text:span><text:span text:style-name="T8"><draw:frame draw:style-name="fr1" draw:name="Obiekt42" text:anchor-type="as-char" svg:y="-0.437cm" svg:width="2.528cm" svg:height="0.559cm" draw:z-index="10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6" loext:marker-style-name="T6"><text:span text:style-name="T6"/></text:p>
      <text:p text:style-name="P19" loext:marker-style-name="T6"><text:span text:style-name="T6">Ponadto, należy rozwiązać wyznacznik macierzy A oraz stworzyć wykres zależności czasu działania utworzonego programu w zależności od parametru N.</text:span></text:p>
      <text:p text:style-name="P19" loext:marker-style-name="T6"><text:span text:style-name="T6"/></text:p>
      <text:p text:style-name="P19" loext:marker-style-name="T6"><text:span text:style-name="T6">Narzędziem do napisania programu rozwiązującego zadanie jest język Python oraz biblioteka pythona służąca do tworzenia wykresów – matplotlib.</text:span></text:p>
      <text:p text:style-name="P19" loext:marker-style-name="T6"><text:span text:style-name="T6">Do sprawdzenia poprawności programu wykorzystana została biblioteka z zakresu algebry liniowej <text:s/>- numpy.</text:span></text:p>
      <text:p text:style-name="P19" loext:marker-style-name="T6"><text:span text:style-name="T6"/></text:p>
      <text:p text:style-name="P19" loext:marker-style-name="T6"><text:span text:style-name="T6"/></text:p>
      <text:p text:style-name="P19" loext:marker-style-name="T6"><text:span text:style-name="T6"/></text:p>
      <text:p text:style-name="P11" loext:marker-style-name="T5"><text:span text:style-name="T14">Rozwiązanie układu macierzowego</text:span></text:p>
      <text:p text:style-name="P19" loext:marker-style-name="T6"><text:span text:style-name="T6">Macierze, w których liczba miejsc niezerowych rośnie wolniej niż wymiar macierzy, nazywamy macierzami rzadkimi.</text:span></text:p>
      <text:p text:style-name="P19" loext:marker-style-name="T6"><text:span text:style-name="T6">Dla macierzy rzadkich istnieją metody ich wykorzystywania, które pozwalają zaoszczędzić czas wykonania i pamięć potrzebną na obliczenia. </text:span></text:p>
      <text:p text:style-name="P19" loext:marker-style-name="T6"><text:span text:style-name="T6"/></text:p>
      <text:p text:style-name="P19" loext:marker-style-name="T6"><text:span text:style-name="T6">Macierz A jest typem macierzy wstęgowej lub pasmowej, czyli taką, której wszystkie elementy są zerami oprócz jej diagonali i elementów wokół niej.</text:span></text:p>
      <text:p text:style-name="P19" loext:marker-style-name="T6"><text:span text:style-name="T6"/></text:p>
      <text:p text:style-name="P19" loext:marker-style-name="T6"><text:span text:style-name="T6">Aby efektywnie obliczyć równanie </text:span><text:span text:style-name="T6"><draw:frame draw:style-name="fr1" draw:name="Obiekt2" text:anchor-type="as-char" svg:y="-0.437cm" svg:width="1.54cm" svg:height="0.529cm" draw:z-index="36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6"><text:s/>należy:</text:span></text:p>
      <text:p text:style-name="P19" loext:marker-style-name="T6"><text:span text:style-name="T6"><text:tab/>(1) Zastosować rozkład LU dla macierzy A</text:span></text:p>
      <text:p text:style-name="P19" loext:marker-style-name="T6"><text:span text:style-name="T6"><text:tab/>(2) Rozwiązać układ przy pomocy metody „back substitution”</text:span></text:p>
      <text:p text:style-name="P19" loext:marker-style-name="T6"><text:span text:style-name="T6"/></text:p>
      <text:p text:style-name="P19" loext:marker-style-name="T6"><text:span text:style-name="T6">Dla ogólnego przypadku złożoność czasowa (1) wynosi </text:span><text:span text:style-name="T6"><draw:frame draw:style-name="fr1" draw:name="Obiekt3" text:anchor-type="as-char" svg:y="-0.437cm" svg:width="1.018cm" svg:height="0.559cm" draw:z-index="37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6">, a dla punktu (2) wynosi <text:s/></text:span><text:span text:style-name="T6"><draw:frame draw:style-name="fr1" draw:name="Obiekt4" text:anchor-type="as-char" svg:y="-0.437cm" svg:width="1.014cm" svg:height="0.559cm" draw:z-index="38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6">, czyli całkowita złożoność czasowa to </text:span><text:span text:style-name="T6"><draw:frame draw:style-name="fr1" draw:name="Obiekt32" text:anchor-type="as-char" svg:y="-0.437cm" svg:width="3.664cm" svg:height="0.559cm" draw:z-index="40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6">.</text:span></text:p>
      <text:p text:style-name="P19" loext:marker-style-name="T6"><text:span text:style-name="T6"/></text:p>
      <text:p text:style-name="P19" loext:marker-style-name="T6"><text:span text:style-name="T6">Wykorzystując jednak strukturę macierzy A i stosując odpowiednią metodę, która pomija obliczenia dla elementów zerowych, dla (1), jak i (2) możemy osiągnąć złożoność </text:span><text:span text:style-name="T6"><draw:frame draw:style-name="fr1" draw:name="Obiekt10" text:anchor-type="as-char" svg:y="-0.386cm" svg:width="0.887cm" svg:height="0.51cm" draw:z-index="39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6">.</text:span></text:p>
      <text:p text:style-name="P19" loext:marker-style-name="T6"><text:span text:style-name="T6"/></text:p>
      <text:p text:style-name="P19" loext:marker-style-name="T6"><text:span text:style-name="T6"/></text:p>
      <text:p text:style-name="P19" loext:marker-style-name="T6"><text:soft-page-break/><text:span text:style-name="T6"/></text:p>
      <text:p text:style-name="P20" loext:marker-style-name="T5"><text:span text:style-name="T3">Rozkład macierzy A do postaci LU</text:span></text:p>
      <text:p text:style-name="P19" loext:marker-style-name="T6"><text:span text:style-name="T6">Ogólne wzory dla elementów macierzy L i U to:</text:span></text:p>
      <text:p text:style-name="P19" loext:marker-style-name="T6"><text:span text:style-name="T6"><text:tab/>- </text:span><text:span text:style-name="T6"><draw:frame draw:style-name="fr1" draw:name="Obiekt34" text:anchor-type="as-char" svg:y="-0.432cm" svg:width="3.022cm" svg:height="0.861cm" draw:z-index="41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19" loext:marker-style-name="T6"><text:span text:style-name="T6"><text:tab/>- </text:span><text:span text:style-name="T6"><draw:frame draw:style-name="fr1" draw:name="Obiekt43" text:anchor-type="as-char" svg:y="-0.621cm" svg:width="4.039cm" svg:height="1.064cm" draw:z-index="42"><draw:object xlink:href="./Object 43" xlink:type="simple" xlink:show="embed" xlink:actuate="onLoad"/><draw:image xlink:href="./ObjectReplacements/Object 43" xlink:type="simple" xlink:show="embed" xlink:actuate="onLoad"/><svg:desc>formuła</svg:desc></draw:frame></text:span></text:p>
      <text:p text:style-name="P19" loext:marker-style-name="T6"><text:span text:style-name="T6">Wiedząc jednak, że jedyne niezerowe elementy mają postać:</text:span></text:p>
      <text:p text:style-name="P19" loext:marker-style-name="T6"><text:span text:style-name="T6"><draw:frame draw:style-name="fr1" draw:name="Obiekt44" text:anchor-type="as-char" svg:y="-0.377cm" svg:width="0.363cm" svg:height="0.533cm" draw:z-index="43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6">, </text:span><text:span text:style-name="T6"><draw:frame draw:style-name="fr1" draw:name="Obiekt45" text:anchor-type="as-char" svg:y="-0.377cm" svg:width="0.693cm" svg:height="0.533cm" draw:z-index="44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6">, <text:s/></text:span><text:span text:style-name="T6"><draw:frame draw:style-name="fr1" draw:name="Obiekt46" text:anchor-type="as-char" svg:y="-0.377cm" svg:width="0.695cm" svg:height="0.533cm" draw:z-index="45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6">, <text:s/></text:span><text:span text:style-name="T6"><draw:frame draw:style-name="fr1" draw:name="Obiekt47" text:anchor-type="as-char" svg:y="-0.377cm" svg:width="0.607cm" svg:height="0.533cm" draw:z-index="46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6">, <text:s/></text:span><text:span text:style-name="T6"><draw:frame draw:style-name="fr1" draw:name="Obiekt48" text:anchor-type="as-char" svg:y="-0.377cm" svg:width="0.871cm" svg:height="0.533cm" draw:z-index="47"><draw:object xlink:href="./Object 48" xlink:type="simple" xlink:show="embed" xlink:actuate="onLoad"/><draw:image xlink:href="./ObjectReplacements/Object 48" xlink:type="simple" xlink:show="embed" xlink:actuate="onLoad"/><svg:desc>formuła</svg:desc></draw:frame></text:span></text:p>
      <text:p text:style-name="P19" loext:marker-style-name="T6"><text:span text:style-name="T6">Możemy wyprowadzić następujące wzory:</text:span></text:p>
      <text:p text:style-name="P19" loext:marker-style-name="T6"><text:span text:style-name="T6"><text:tab/>- </text:span><text:span text:style-name="T6"><draw:frame draw:style-name="fr1" draw:name="Obiekt49" text:anchor-type="as-char" svg:y="-0.377cm" svg:width="3.099cm" svg:height="0.533cm" draw:z-index="48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19" loext:marker-style-name="T6"><text:span text:style-name="T6"><text:tab/>- </text:span><text:span text:style-name="T6"><draw:frame draw:style-name="fr1" draw:name="Obiekt50" text:anchor-type="as-char" svg:y="-0.621cm" svg:width="2.457cm" svg:height="1.064cm" draw:z-index="49"><draw:object xlink:href="./Object 50" xlink:type="simple" xlink:show="embed" xlink:actuate="onLoad"/><draw:image xlink:href="./ObjectReplacements/Object 50" xlink:type="simple" xlink:show="embed" xlink:actuate="onLoad"/><svg:desc>formuła</svg:desc></draw:frame></text:span></text:p>
      <text:p text:style-name="P19" loext:marker-style-name="T6"><text:span text:style-name="T6"><text:tab/>- </text:span><text:span text:style-name="T6"><draw:frame draw:style-name="fr1" draw:name="Obiekt51" text:anchor-type="as-char" svg:y="-0.377cm" svg:width="4.059cm" svg:height="0.533cm" draw:z-index="50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6"><text:s text:c="2"/></text:span></text:p>
      <text:p text:style-name="P19" loext:marker-style-name="T6"><text:span text:style-name="T6"><text:tab/>- </text:span><text:span text:style-name="T6"><draw:frame draw:style-name="fr1" draw:name="Obiekt52" text:anchor-type="as-char" svg:y="-0.377cm" svg:width="1.752cm" svg:height="0.533cm" draw:z-index="51"><draw:object xlink:href="./Object 52" xlink:type="simple" xlink:show="embed" xlink:actuate="onLoad"/><draw:image xlink:href="./ObjectReplacements/Object 52" xlink:type="simple" xlink:show="embed" xlink:actuate="onLoad"/><svg:desc>formuła</svg:desc></draw:frame></text:span></text:p>
      <text:p text:style-name="P19" loext:marker-style-name="T6"><text:span text:style-name="T6">Niezależnie od wymiaru macierzy A, do rozkładu LU zawsze będziemy wykorzystać n-razy 4 razy operację, co daje nam liniową złożoność problemu.</text:span></text:p>
      <text:p text:style-name="P19" loext:marker-style-name="T6"><text:span text:style-name="T6"/></text:p>
      <text:p text:style-name="P19" loext:marker-style-name="T6"><text:span text:style-name="T6">Ponadto, wiedząc, że pod diagonalą znajduję się tylko jedna „wstążka”, a nad diagonalą tylko dwie „wstążki”, jedyna potrzebna nam pamięć dla elementów macierzy U i L to 4 tablice o długości N.</text:span></text:p>
      <text:p text:style-name="P19" loext:marker-style-name="T6"><text:span text:style-name="T6"/></text:p>
      <text:p text:style-name="P19" loext:marker-style-name="T6"><text:span text:style-name="T6"/></text:p>
      <text:p text:style-name="P19" loext:marker-style-name="T6"><text:span text:style-name="T6"/></text:p>
      <text:p text:style-name="P21" loext:marker-style-name="T5"><text:span text:style-name="T3">Rozwiązanie układu </text:span><text:span text:style-name="T3"><draw:frame draw:style-name="fr1" draw:name="Obiekt54" text:anchor-type="as-char" svg:y="-0.437cm" svg:width="1.54cm" svg:height="0.529cm" draw:z-index="53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3"><text:s/>metodą „back substitution”</text:span></text:p>
      <text:p text:style-name="P22" loext:marker-style-name="T6"><text:span text:style-name="T11">Aby efektywnie rozwiązać układ z zadania, należy wykorzystać wcześniej wyliczoną postać LU.</text:span></text:p>
      <text:p text:style-name="P22" loext:marker-style-name="T6"><text:span text:style-name="T11">Postawiając do wzoru </text:span><text:span text:style-name="T11"><draw:frame draw:style-name="fr1" draw:name="Obiekt53" text:anchor-type="as-char" svg:y="-0.377cm" svg:width="1.074cm" svg:height="0.469cm" draw:z-index="52"><draw:object xlink:href="./Object 53" xlink:type="simple" xlink:show="embed" xlink:actuate="onLoad"/><draw:image xlink:href="./ObjectReplacements/Object 53" xlink:type="simple" xlink:show="embed" xlink:actuate="onLoad"/><svg:desc>formuła</svg:desc></draw:frame></text:span><text:span text:style-name="T11"><text:s/>otrzymujemy: </text:span><text:span text:style-name="T11"><draw:frame draw:style-name="fr1" draw:name="Obiekt55" text:anchor-type="as-char" svg:y="-0.377cm" svg:width="1.363cm" svg:height="0.469cm" draw:z-index="54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11">, podstawiając </text:span><text:span text:style-name="T11"><draw:frame draw:style-name="fr1" draw:name="Obiekt58" text:anchor-type="as-char" svg:y="-0.377cm" svg:width="1.076cm" svg:height="0.469cm" draw:z-index="57"><draw:object xlink:href="./Object 58" xlink:type="simple" xlink:show="embed" xlink:actuate="onLoad"/><draw:image xlink:href="./ObjectReplacements/Object 58" xlink:type="simple" xlink:show="embed" xlink:actuate="onLoad"/><svg:desc>formuła</svg:desc></draw:frame></text:span><text:span text:style-name="T11">, tworzymy układ równań:</text:span></text:p>
      <text:p text:style-name="P22" loext:marker-style-name="T6"><text:span text:style-name="T11"><text:tab/>- </text:span><text:span text:style-name="T11"><draw:frame draw:style-name="fr1" draw:name="Obiekt57" text:anchor-type="as-char" svg:y="-0.377cm" svg:width="1.028cm" svg:height="0.469cm" draw:z-index="56"><draw:object xlink:href="./Object 57" xlink:type="simple" xlink:show="embed" xlink:actuate="onLoad"/><draw:image xlink:href="./ObjectReplacements/Object 57" xlink:type="simple" xlink:show="embed" xlink:actuate="onLoad"/><svg:desc>formuła</svg:desc></draw:frame></text:span></text:p>
      <text:p text:style-name="P22" loext:marker-style-name="T6"><text:span text:style-name="T11"><text:tab/>- </text:span><text:span text:style-name="T11"><draw:frame draw:style-name="fr1" draw:name="Obiekt56" text:anchor-type="as-char" svg:y="-0.377cm" svg:width="1.076cm" svg:height="0.469cm" draw:z-index="55"><draw:object xlink:href="./Object 56" xlink:type="simple" xlink:show="embed" xlink:actuate="onLoad"/><draw:image xlink:href="./ObjectReplacements/Object 56" xlink:type="simple" xlink:show="embed" xlink:actuate="onLoad"/><svg:desc>formuła</svg:desc></draw:frame></text:span></text:p>
      <text:p text:style-name="P22" loext:marker-style-name="T6"><text:span text:style-name="T11">Dla ogólnego przypadku wzór na składowe wektora wynikowego to:</text:span></text:p>
      <text:p text:style-name="P22" loext:marker-style-name="T6"><text:span text:style-name="T11"><text:tab/></text:span><text:span text:style-name="T11"><draw:frame draw:style-name="fr1" draw:name="Obiekt59" text:anchor-type="as-char" svg:y="-1.291cm" svg:width="3.395cm" svg:height="1.734cm" draw:z-index="58"><draw:object xlink:href="./Object 59" xlink:type="simple" xlink:show="embed" xlink:actuate="onLoad"/><draw:image xlink:href="./ObjectReplacements/Object 59" xlink:type="simple" xlink:show="embed" xlink:actuate="onLoad"/><svg:desc>formuła</svg:desc></draw:frame></text:span></text:p>
      <text:p text:style-name="P22" loext:marker-style-name="T6"><text:span text:style-name="T11">Wiedząc jednak, które elementy są niezerowe, dla każdej składowej m wykon</text:span><text:span text:style-name="T12">amy</text:span><text:span text:style-name="T11"> tylko skończoną ilość operacji zamiast n ilości operacji, co prowadzi do osiągnięcia złożoności czasowej </text:span><text:span text:style-name="T11"><draw:frame draw:style-name="fr1" draw:name="Obiekt60" text:anchor-type="as-char" svg:y="-0.386cm" svg:width="0.887cm" svg:height="0.51cm" draw:z-index="59"><draw:object xlink:href="./Object 60" xlink:type="simple" xlink:show="embed" xlink:actuate="onLoad"/><draw:image xlink:href="./ObjectReplacements/Object 60" xlink:type="simple" xlink:show="embed" xlink:actuate="onLoad"/><svg:desc>formuła</svg:desc></draw:frame></text:span><text:span text:style-name="T11">.</text:span></text:p>
      <text:p text:style-name="P22" loext:marker-style-name="T6"><text:span text:style-name="T11"/></text:p>
      <text:p text:style-name="P22" loext:marker-style-name="T6"><text:span text:style-name="T11"/></text:p>
      <text:p text:style-name="P22" loext:marker-style-name="T6"><text:span text:style-name="T11"/></text:p>
      <text:p text:style-name="P24" loext:marker-style-name="T5"><text:span text:style-name="T3">Obliczanie wyznacznika macierzy A</text:span></text:p>
      <text:p text:style-name="P23" loext:marker-style-name="T6"><text:span text:style-name="T11">Aby </text:span><text:span text:style-name="T12">z łatwością obliczyć wyznacznik macierzy A, możemy wykorzystać wcześniej wyliczoną postać LU tej macierzy. </text:span></text:p>
      <text:p text:style-name="P23" loext:marker-style-name="T6"><text:span text:style-name="T12"/></text:p>
      <text:p text:style-name="P23" loext:marker-style-name="T6"><text:span text:style-name="T12">Z własności wyznacznika: </text:span><text:span text:style-name="T12"><draw:frame draw:style-name="fr1" draw:name="Obiekt61" text:anchor-type="as-char" svg:y="-0.386cm" svg:width="6.108cm" svg:height="0.51cm" draw:z-index="60"><draw:object xlink:href="./Object 61" xlink:type="simple" xlink:show="embed" xlink:actuate="onLoad"/><draw:image xlink:href="./ObjectReplacements/Object 61" xlink:type="simple" xlink:show="embed" xlink:actuate="onLoad"/><svg:desc>formuła</svg:desc></draw:frame></text:span><text:span text:style-name="T12">.</text:span></text:p>
      <text:p text:style-name="P25" loext:marker-style-name="T6"><text:span text:style-name="T11">Wiemy również, że macierz L jest macierzą trójkątną dolną, a macierz U macierzą trójkątną górną.</text:span></text:p>
      <text:p text:style-name="P25" loext:marker-style-name="T6"><text:soft-page-break/><text:span text:style-name="T11">Wyznacznik macierzy trójkątnych obliczamy z wzoru: </text:span><text:span text:style-name="T11"><draw:frame draw:style-name="fr1" draw:name="Obiekt62" text:anchor-type="as-char" svg:y="-0.718cm" svg:width="2.528cm" svg:height="0.871cm" draw:z-index="61"><draw:object xlink:href="./Object 62" xlink:type="simple" xlink:show="embed" xlink:actuate="onLoad"/><draw:image xlink:href="./ObjectReplacements/Object 62" xlink:type="simple" xlink:show="embed" xlink:actuate="onLoad"/><svg:desc>formuła</svg:desc></draw:frame></text:span><text:span text:style-name="T11">.</text:span></text:p>
      <text:p text:style-name="P25" loext:marker-style-name="T6"><text:span text:style-name="T11">Jednak wiemy, że elementy diagonalne macierzy L wynoszą 1, zatem </text:span><text:span text:style-name="T11"><draw:frame draw:style-name="fr1" draw:name="Obiekt63" text:anchor-type="as-char" svg:y="-0.386cm" svg:width="1.718cm" svg:height="0.51cm" draw:z-index="62"><draw:object xlink:href="./Object 63" xlink:type="simple" xlink:show="embed" xlink:actuate="onLoad"/><draw:image xlink:href="./ObjectReplacements/Object 63" xlink:type="simple" xlink:show="embed" xlink:actuate="onLoad"/><svg:desc>formuła</svg:desc></draw:frame></text:span><text:span text:style-name="T11">.</text:span></text:p>
      <text:p text:style-name="P25" loext:marker-style-name="T6"><text:span text:style-name="T11"/></text:p>
      <text:p text:style-name="P25" loext:marker-style-name="T6"><text:span text:style-name="T11">Podsumowując: </text:span><text:span text:style-name="T11"><draw:frame draw:style-name="fr1" draw:name="Obiekt64" text:anchor-type="as-char" svg:y="-0.718cm" svg:width="9.516cm" svg:height="0.871cm" draw:z-index="63"><draw:object xlink:href="./Object 64" xlink:type="simple" xlink:show="embed" xlink:actuate="onLoad"/><draw:image xlink:href="./ObjectReplacements/Object 64" xlink:type="simple" xlink:show="embed" xlink:actuate="onLoad"/><svg:desc>formuła</svg:desc></draw:frame></text:span></text:p>
      <text:p text:style-name="P25" loext:marker-style-name="T6"><text:span text:style-name="T11"/></text:p>
      <text:p text:style-name="P22" loext:marker-style-name="T6"><text:span text:style-name="T11"/></text:p>
      <text:p text:style-name="P12" loext:marker-style-name="T5"><text:span text:style-name="T14">Porównanie wyników</text:span></text:p>
      <text:p text:style-name="P22" loext:marker-style-name="T6"><text:span text:style-name="T11"/></text:p>
      <text:p text:style-name="P13" loext:marker-style-name="T6"><text:span text:style-name="T6"/></text:p>
      <text:p text:style-name="P12" loext:marker-style-name="T5"><text:span text:style-name="T14">Wykres zależności </text:span></text:p>
      <text:p text:style-name="P13" loext:marker-style-name="T6"><text:span text:style-name="T6"/></text:p>
      <text:p text:style-name="P13" loext:marker-style-name="T6"><text:span text:style-name="T6"/></text:p>
      <text:p text:style-name="P6" loext:marker-style-name="T6"><text:span text:style-name="T8"/></text:p>
      <text:p text:style-name="P6" loext:marker-style-name="T6"><text:span text:style-name="T6"><text:line-break/></text:span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5" loext:marker-style-name="T6"><text:span text:style-name="T6"/></text:p>
      <text:p text:style-name="P7" loext:marker-style-name="T6"><text:span text:style-name="T4">Porównanie wyników dla macierzy </text:span><text:span text:style-name="T4"><draw:frame draw:style-name="fr1" draw:name="Obiekt7" text:anchor-type="as-char" svg:y="-0.377cm" svg:width="0.453cm" svg:height="0.533cm" draw:z-index="16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4"><text:s/>i wektora </text:span><text:span text:style-name="T4"><draw:frame draw:style-name="fr1" draw:name="Obiekt6" text:anchor-type="as-char" svg:y="-0.377cm" svg:width="0.226cm" svg:height="0.469cm" draw:z-index="3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4"><text:s/>z wynikiem macierzy </text:span><text:span text:style-name="T4"><draw:frame draw:style-name="fr1" draw:name="Obiekt8" text:anchor-type="as-char" svg:y="-0.377cm" svg:width="0.453cm" svg:height="0.533cm" draw:z-index="5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4"><text:s/>z wektorem zaburzony </text:span><text:span text:style-name="T4"><draw:frame draw:style-name="fr1" draw:name="Obiekt5" text:anchor-type="as-char" svg:y="-0.377cm" svg:width="1.071cm" svg:height="0.469cm" draw:z-index="1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5" loext:marker-style-name="T6"><text:span text:style-name="T6"/></text:p>
      <text:p text:style-name="P14" loext:marker-style-name="T6"><text:span text:style-name="T6">Wynik </text:span><text:span text:style-name="T6"><draw:frame draw:style-name="fr1" draw:name="Obiekt12" text:anchor-type="as-char" svg:y="-0.377cm" svg:width="1.341cm" svg:height="0.533cm" draw:z-index="6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6"><text:s/>wynosi: <text:s/></text:span><text:span text:style-name="T6"><draw:frame draw:style-name="fr1" draw:name="Obiekt33" text:anchor-type="as-char" svg:y="-1.476cm" svg:width="2.731cm" svg:height="2.743cm" draw:z-index="17"><draw:object xlink:href="./Object 33" xlink:type="simple" xlink:show="embed" xlink:actuate="onLoad"/><draw:image xlink:href="./ObjectReplacements/Object 33" xlink:type="simple" xlink:show="embed" xlink:actuate="onLoad"/><svg:desc>formuła</svg:desc></draw:frame></text:span></text:p>
      <text:p text:style-name="P14" loext:marker-style-name="T6"><text:span text:style-name="T6"/></text:p>
      <text:p text:style-name="P14" loext:marker-style-name="T6"><text:soft-page-break/><text:span text:style-name="T6">Wynik </text:span><text:span text:style-name="T6"><draw:frame draw:style-name="fr1" draw:name="Obiekt13" text:anchor-type="as-char" svg:y="-0.377cm" svg:width="2.184cm" svg:height="0.533cm" draw:z-index="7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6"><text:s/>wynosi: </text:span><draw:frame draw:style-name="fr1" draw:name="Obiekt35" text:anchor-type="as-char" svg:y="-1.476cm" svg:width="3.366cm" svg:height="2.743cm" draw:z-index="21"><draw:object xlink:href="./Object 35" xlink:type="simple" xlink:show="embed" xlink:actuate="onLoad"/><draw:image xlink:href="./ObjectReplacements/Object 35" xlink:type="simple" xlink:show="embed" xlink:actuate="onLoad"/><svg:desc>formuła</svg:desc></draw:frame></text:p>
      <text:p text:style-name="P14" loext:marker-style-name="T6"><text:span text:style-name="T6"/></text:p>
      <text:p text:style-name="P14" loext:marker-style-name="T6"><text:span text:style-name="T6">Błąd </text:span><text:span text:style-name="T6"><draw:frame draw:style-name="fr1" draw:name="Obiekt14" text:anchor-type="as-char" svg:y="-0.684cm" svg:width="2.275cm" svg:height="1.065cm" draw:z-index="8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6"><text:s/></text:span><text:span text:style-name="T9">wynosi: </text:span><text:span text:style-name="T9"><draw:frame draw:style-name="fr1" draw:name="Obiekt36" text:anchor-type="as-char" svg:y="-1.476cm" svg:width="3.249cm" svg:height="2.743cm" draw:z-index="26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7" loext:marker-style-name="T6"><text:span text:style-name="T8"/></text:p>
      <text:p text:style-name="P16" loext:marker-style-name="T2"><text:span text:style-name="T15">Wnioski</text:span></text:p>
      <text:p text:style-name="P14" loext:marker-style-name="T6"><text:span text:style-name="T6">Małe zaburzenie wektora </text:span><text:span text:style-name="T6"><draw:frame draw:style-name="fr1" draw:name="Obiekt16" text:anchor-type="as-char" svg:y="-0.377cm" svg:width="0.226cm" svg:height="0.469cm" draw:z-index="27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6"><text:s/>spowodowało ogromne zmiany wyniku rozwiązania. </text:span></text:p>
      <text:p text:style-name="P14" loext:marker-style-name="T6"><text:span text:style-name="T6">Macierz </text:span><text:span text:style-name="T6"><draw:frame draw:style-name="fr1" draw:name="Obiekt15" text:anchor-type="as-char" svg:y="-0.377cm" svg:width="0.453cm" svg:height="0.533cm" draw:z-index="9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6"><text:s/>jest źle uwarunkowana i niestabilna numerycznie, co może oznaczać, że jest bardzo blisko macierzy osobliwej.</text:span></text:p>
      <text:p text:style-name="P14" loext:marker-style-name="T6"><text:span text:style-name="T6"/></text:p>
      <text:p text:style-name="P14" loext:marker-style-name="T6"><text:span text:style-name="T6"/></text:p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10" loext:marker-style-name="T6"><text:span text:style-name="T2">Porównanie wyników dla macierzy </text:span><text:span text:style-name="T2"><draw:frame draw:style-name="fr1" draw:name="Obiekt17" text:anchor-type="as-char" svg:y="-0.377cm" svg:width="0.453cm" svg:height="0.533cm" draw:z-index="11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<text:s/>i wektora </text:span><text:span text:style-name="T2"><draw:frame draw:style-name="fr1" draw:name="Obiekt18" text:anchor-type="as-char" svg:y="-0.377cm" svg:width="0.226cm" svg:height="0.469cm" draw:z-index="12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<text:s/>z wynikiem macierzy </text:span><text:span text:style-name="T2"><draw:frame draw:style-name="fr1" draw:name="Obiekt19" text:anchor-type="as-char" svg:y="-0.377cm" svg:width="0.453cm" svg:height="0.533cm" draw:z-index="13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2"><text:s/>z wektorem zaburzony </text:span><draw:frame draw:style-name="fr1" draw:name="Obiekt20" text:anchor-type="as-char" svg:y="-0.377cm" svg:width="1.071cm" svg:height="0.469cm" draw:z-index="14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7" loext:marker-style-name="T6"><text:span text:style-name="T6"/></text:p>
      <text:p text:style-name="P15" loext:marker-style-name="T6"><text:span text:style-name="T6">Wynik </text:span><text:span text:style-name="T6"><draw:frame draw:style-name="fr1" draw:name="Obiekt22" text:anchor-type="as-char" svg:y="-0.377cm" svg:width="1.341cm" svg:height="0.533cm" draw:z-index="28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6"><text:s/>wynosi: </text:span><text:span text:style-name="T6"><draw:frame draw:style-name="fr1" draw:name="Obiekt37" text:anchor-type="as-char" svg:y="-1.476cm" svg:width="2.723cm" svg:height="2.743cm" draw:z-index="29"><draw:object xlink:href="./Object 37" xlink:type="simple" xlink:show="embed" xlink:actuate="onLoad"/><draw:image xlink:href="./ObjectReplacements/Object 37" xlink:type="simple" xlink:show="embed" xlink:actuate="onLoad"/><svg:desc>formuła</svg:desc></draw:frame></text:span></text:p>
      <text:p text:style-name="P15" loext:marker-style-name="T6"><text:span text:style-name="T6"/></text:p>
      <text:p text:style-name="P15" loext:marker-style-name="T6"><text:soft-page-break/><text:span text:style-name="T6">Wynik </text:span><text:span text:style-name="T6"><draw:frame draw:style-name="fr1" draw:name="Obiekt23" text:anchor-type="as-char" svg:y="-0.377cm" svg:width="2.185cm" svg:height="0.533cm" draw:z-index="30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6"><text:s/>wynosi: </text:span><text:span text:style-name="T6"><draw:frame draw:style-name="fr1" draw:name="Obiekt38" text:anchor-type="as-char" svg:y="-1.476cm" svg:width="2.741cm" svg:height="2.743cm" draw:z-index="31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5" loext:marker-style-name="T6"><text:span text:style-name="T6"/></text:p>
      <text:p text:style-name="P15" loext:marker-style-name="T6"><text:span text:style-name="T6">Błąd </text:span><text:span text:style-name="T6"><draw:frame draw:style-name="fr1" draw:name="Obiekt21" text:anchor-type="as-char" svg:y="-0.684cm" svg:width="2.275cm" svg:height="1.065cm" draw:z-index="15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6"><text:s/></text:span><text:span text:style-name="T9">wynosi: </text:span><text:span text:style-name="T9"><draw:frame draw:style-name="fr1" draw:name="Obiekt39" text:anchor-type="as-char" svg:y="-1.476cm" svg:width="3.161cm" svg:height="2.743cm" draw:z-index="32"><draw:object xlink:href="./Object 39" xlink:type="simple" xlink:show="embed" xlink:actuate="onLoad"/><draw:image xlink:href="./ObjectReplacements/Object 39" xlink:type="simple" xlink:show="embed" xlink:actuate="onLoad"/><svg:desc>formuła</svg:desc></draw:frame></text:span></text:p>
      <text:p text:style-name="P7" loext:marker-style-name="T6"><text:span text:style-name="T8"/></text:p>
      <text:p text:style-name="P17" loext:marker-style-name="T2"><text:span text:style-name="T15">Wnioski</text:span></text:p>
      <text:p text:style-name="P14" loext:marker-style-name="T6"><text:span text:style-name="T6">Małe zaburzenie wektora </text:span><text:span text:style-name="T6"><draw:frame draw:style-name="fr1" draw:name="Obiekt24" text:anchor-type="as-char" svg:y="-0.377cm" svg:width="0.226cm" svg:height="0.469cm" draw:z-index="18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6"><text:s/>spowodowało </text:span><text:span text:style-name="T9">niewielkie zmiany w wyniku rozwiązania.</text:span></text:p>
      <text:p text:style-name="P18" loext:marker-style-name="T6">Macierz <draw:frame draw:style-name="fr1" draw:name="Obiekt25" text:anchor-type="as-char" svg:y="-0.377cm" svg:width="0.453cm" svg:height="0.533cm" draw:z-index="19"><draw:object xlink:href="./Object 25" xlink:type="simple" xlink:show="embed" xlink:actuate="onLoad"/><draw:image xlink:href="./ObjectReplacements/Object 25" xlink:type="simple" xlink:show="embed" xlink:actuate="onLoad"/><svg:desc>formuła</svg:desc></draw:frame><text:s/>jest <text:span text:style-name="T19">dobrze uwarunkowana</text:span> i stabilna numerycznie.</text:p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5" loext:marker-style-name="T6"><text:span text:style-name="T18">Podsumowanie</text:span><text:span text:style-name="T2"> </text:span></text:p>
      <text:p text:style-name="P8" loext:marker-style-name="T6"><text:span text:style-name="T9">Błąd w macierzy </text:span><text:span text:style-name="T9"><draw:frame draw:style-name="fr1" draw:name="Obiekt27" text:anchor-type="as-char" svg:y="-0.377cm" svg:width="0.453cm" svg:height="0.533cm" draw:z-index="33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9"><text:s/>wyniósł: </text:span><text:span text:style-name="T9"><draw:frame draw:style-name="fr1" draw:name="Obiekt40" text:anchor-type="as-char" svg:y="-1.476cm" svg:width="3.249cm" svg:height="2.743cm" draw:z-index="34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9"><text:s/>z kolei w macierzy </text:span><text:span text:style-name="T9"><draw:frame draw:style-name="fr1" draw:name="Obiekt26" text:anchor-type="as-char" svg:y="-0.377cm" svg:width="0.453cm" svg:height="0.533cm" draw:z-index="20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9"><text:s/>wyniósł: </text:span><text:span text:style-name="T9"><draw:frame draw:style-name="fr1" draw:name="Obiekt41" text:anchor-type="as-char" svg:y="-1.476cm" svg:width="3.161cm" svg:height="2.743cm" draw:z-index="35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9">.</text:span></text:p>
      <text:p text:style-name="P8" loext:marker-style-name="T6"><text:span text:style-name="T9"/></text:p>
      <text:p text:style-name="P16" loext:marker-style-name="T6"><text:soft-page-break/><text:span text:style-name="T15">Wnioski</text:span></text:p>
      <text:p text:style-name="P7" loext:marker-style-name="T6"><text:span text:style-name="T7">M</text:span><text:span text:style-name="T8">acierz </text:span><text:span text:style-name="T8"><draw:frame draw:style-name="fr1" draw:name="Obiekt28" text:anchor-type="as-char" svg:y="-0.377cm" svg:width="0.453cm" svg:height="0.533cm" draw:z-index="22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8"><text:s/>jest lepiej uwarunkowana numerycznie i ma większą stabilność niż macierz </text:span><text:span text:style-name="T8"><draw:frame draw:style-name="fr1" draw:name="Obiekt29" text:anchor-type="as-char" svg:y="-0.377cm" svg:width="0.453cm" svg:height="0.533cm" draw:z-index="23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8">, która jest gorzej uwarunkowana i ma złą stabilność numeryczną.</text:span></text:p>
      <text:p text:style-name="P14" loext:marker-style-name="T6"><text:span text:style-name="T6">Dokładność rozwiązań jest zagwarantowana bardziej dla macierzy </text:span><text:span text:style-name="T6"><draw:frame draw:style-name="fr1" draw:name="Obiekt30" text:anchor-type="as-char" svg:y="-0.377cm" svg:width="0.453cm" svg:height="0.533cm" draw:z-index="24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6">, </text:span><text:span text:style-name="T9">algorytmy numeryczne</text:span><text:span text:style-name="T6"> mo</text:span><text:span text:style-name="T9">gą</text:span><text:span text:style-name="T6"> pewnie</text:span><text:span text:style-name="T9">j</text:span><text:span text:style-name="T6"> i precyz</text:span><text:span text:style-name="T9">yjniej</text:span><text:span text:style-name="T6"> podawać </text:span><text:span text:style-name="T9">dla niej </text:span><text:span text:style-name="T6">wyniki, w </text:span><text:span text:style-name="T9">przeciwieństwie</text:span><text:span text:style-name="T6"> do macierzy </text:span><text:span text:style-name="T6"><draw:frame draw:style-name="fr1" draw:name="Obiekt31" text:anchor-type="as-char" svg:y="-0.377cm" svg:width="0.453cm" svg:height="0.533cm" draw:z-index="25"><draw:object xlink:href="./Object 31" xlink:type="simple" xlink:show="embed" xlink:actuate="onLoad"/><draw:image xlink:href="./ObjectReplacements/Object 31" xlink:type="simple" xlink:show="embed" xlink:actuate="onLoad"/><svg:desc>formuła</svg:desc></draw:frame></text:span></text:p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2" loext:marker-style-name="T6"/>
      <text:p text:style-name="P5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0-27T16:20:36.065000000</dc:date>
    <meta:editing-duration>PT2H58M47S</meta:editing-duration>
    <meta:editing-cycles>31</meta:editing-cycles>
    <meta:generator>LibreOffice/7.6.2.1$Windows_X86_64 LibreOffice_project/56f7684011345957bbf33a7ee678afaf4d2ba333</meta:generator>
    <meta:print-date>2023-10-24T14:14:49.324000000</meta:print-date>
    <meta:printed-by>Pliki PDF</meta:printed-by>
    <meta:document-statistic meta:table-count="0" meta:image-count="0" meta:object-count="64" meta:page-count="7" meta:paragraph-count="70" meta:word-count="555" meta:character-count="3963" meta:non-whitespace-character-count="3402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sub>
        <mi>A</mi>
        <mn>1</mn>
      </msub>
      <mrow>
        <mi>y</mi>
        <mo stretchy="false">=</mo>
        <mi>b</mi>
      </mrow>
    </mrow>
    <annotation encoding="StarMath 5.0">A_{1} y = b</annotation>
  </semantics>
</math>
</file>

<file path=Object 13/content.xml><?xml version="1.0" encoding="utf-8"?>
<math xmlns="http://www.w3.org/1998/Math/MathML" display="block">
  <semantics>
    <mrow>
      <msub>
        <mi>A</mi>
        <mn>1</mn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1
} y = b + Δ b</annotation>
  </semantics>
</math>
</file>

<file path=Object 14/content.xml><?xml version="1.0" encoding="utf-8"?>
<math xmlns="http://www.w3.org/1998/Math/MathML" display="block">
  <semantics>
    <mrow>
      <mo fence="true" form="prefix" stretchy="true">|</mo>
      <mrow>
        <mrow>
          <mfrac>
            <msub>
              <mi>A</mi>
              <mn>1</mn>
            </msub>
            <mrow>
              <mrow>
                <mi>b</mi>
                <mo stretchy="false">+</mo>
                <mi>Δ</mi>
              </mrow>
              <mi>b</mi>
            </mrow>
          </mfrac>
          <mo stretchy="false">−</mo>
          <mfrac>
            <msub>
              <mi>A</mi>
              <mn>1</mn>
            </msub>
            <mi>b</mi>
          </mfrac>
        </mrow>
      </mrow>
      <mo fence="true" form="postfix" stretchy="true">|</mo>
    </mrow>
    <annotation encoding="StarMath 5.0">abs{{frac {A_{1}} {b + Δ b}} - {frac {A_{1}} {b}} }</annotation>
  </semantics>
</math>
</file>

<file path=Object 1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20/content.xml><?xml version="1.0" encoding="utf-8"?>
<math xmlns="http://www.w3.org/1998/Math/MathML" display="block">
  <semantics>
    <mrow>
      <mrow>
        <mi>b</mi>
        <mo stretchy="false">+</mo>
        <mi>Δ</mi>
      </mrow>
      <mi>b</mi>
    </mrow>
    <annotation encoding="StarMath 5.0">b + Δ b</annotation>
  </semantics>
</math>
</file>

<file path=Object 21/content.xml><?xml version="1.0" encoding="utf-8"?>
<math xmlns="http://www.w3.org/1998/Math/MathML" display="block">
  <semantics>
    <mrow>
      <mo fence="true" form="prefix" stretchy="true">|</mo>
      <mrow>
        <mrow>
          <mfrac>
            <msub>
              <mi>A</mi>
              <mn>2</mn>
            </msub>
            <mrow>
              <mrow>
                <mi>b</mi>
                <mo stretchy="false">+</mo>
                <mi>Δ</mi>
              </mrow>
              <mi>b</mi>
            </mrow>
          </mfrac>
          <mo stretchy="false">−</mo>
          <mfrac>
            <msub>
              <mi>A</mi>
              <mn>2</mn>
            </msub>
            <mi>b</mi>
          </mfrac>
        </mrow>
      </mrow>
      <mo fence="true" form="postfix" stretchy="true">|</mo>
    </mrow>
    <annotation encoding="StarMath 5.0">abs{{frac {A_{2}} {b + Δ b}} - {frac {A_{2}} {b}} }</annotation>
  </semantics>
</math>
</file>

<file path=Object 22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i>b</mi>
      </mrow>
    </mrow>
    <annotation encoding="StarMath 5.0">A_{2} y = b</annotation>
  </semantics>
</math>
</file>

<file path=Object 23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2
} y = b + Δ b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7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28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9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</annotation>
  </semantics>
</math>
</file>

<file path=Object 30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31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sup>
              <mi>n</mi>
              <mn>3</mn>
            </msup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sup>
              <mi>n</mi>
              <mn>2</mn>
            </msup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 + O( n^2 ) = O( n^3 )</annotation>
  </semantics>
</math>
</file>

<file path=Object 3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22508498</mn>
            </mtd>
          </mtr>
          <mtr>
            <mtd>
              <mrow>
                <mo stretchy="false">−</mo>
                <mn>0.00602246</mn>
              </mrow>
            </mtd>
          </mtr>
          <mtr>
            <mtd>
              <mn>1.84183179</mn>
            </mtd>
          </mtr>
          <mtr>
            <mtd>
              <mrow>
                <mo stretchy="false">−</mo>
                <mn>5.15344238</mn>
              </mrow>
            </mtd>
          </mtr>
          <mtr>
            <mtd>
              <mrow>
                <mo stretchy="false">−</mo>
                <mn>0.21762243</mn>
              </mrow>
            </mtd>
          </mtr>
        </mtable>
      </mrow>
      <mo fence="true" form="postfix" stretchy="true">]</mo>
    </mrow>
    <annotation encoding="StarMath 5.0">left[matrix{0.22508498##-0.00602246##1.84183179##-5.15344238##-0.21762243}right]</annotation>
  </semantics>
</math>
</file>

<file path=Object 34/content.xml><?xml version="1.0" encoding="utf-8"?>
<math xmlns="http://www.w3.org/1998/Math/MathML" display="block">
  <semantics>
    <mrow>
      <msub>
        <mi>u</mi>
        <mi mathvariant="italic">ij</mi>
      </msub>
      <mo stretchy="false">=</mo>
      <mrow>
        <msub>
          <mi>a</mi>
          <mi mathvariant="italic">ij</mi>
        </msub>
        <mo stretchy="false">−</mo>
        <mrow>
          <mrow>
            <munder>
              <mo stretchy="false">∑</mo>
              <mrow>
                <mi>k</mi>
                <mo stretchy="false">&lt;</mo>
                <mi>i</mi>
              </mrow>
            </munder>
            <msub>
              <mi>l</mi>
              <mi mathvariant="italic">ik</mi>
            </msub>
          </mrow>
          <mo stretchy="false">∗</mo>
          <msub>
            <mi>u</mi>
            <mi mathvariant="italic">kj</mi>
          </msub>
        </mrow>
      </mrow>
    </mrow>
    <annotation encoding="StarMath 5.0">u_ij = a_ij - sum from{k&lt;i}l_ik * u_kj </annotation>
  </semantics>
</math>
</file>

<file path=Object 3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2964.39640455</mn>
              </mrow>
            </mtd>
          </mtr>
          <mtr>
            <mtd>
              <mn>10665.64752492</mn>
            </mtd>
          </mtr>
          <mtr>
            <mtd>
              <mn>1390.67045104</mn>
            </mtd>
          </mtr>
          <mtr>
            <mtd>
              <mrow>
                <mo stretchy="false">−</mo>
                <mn>2845.77392087</mn>
              </mrow>
            </mtd>
          </mtr>
          <mtr>
            <mtd>
              <mrow>
                <mo stretchy="false">−</mo>
                <mn>3526.8190043</mn>
              </mrow>
            </mtd>
          </mtr>
        </mtable>
      </mrow>
      <mo fence="true" form="postfix" stretchy="true">]</mo>
    </mrow>
    <annotation encoding="StarMath 5.0">left[matrix{-2964.39640455##10665.64752492##1390.67045104##-2845.77392087##-3526.8190043}right]</annotation>
  </semantics>
</math>
</file>

<file path=Object 3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964.62148954</mn>
            </mtd>
          </mtr>
          <mtr>
            <mtd>
              <mn>10665.65354738</mn>
            </mtd>
          </mtr>
          <mtr>
            <mtd>
              <mn>1388.82861924</mn>
            </mtd>
          </mtr>
          <mtr>
            <mtd>
              <mn>2840.62047848</mn>
            </mtd>
          </mtr>
          <mtr>
            <mtd>
              <mn>3526.60138187</mn>
            </mtd>
          </mtr>
        </mtable>
      </mrow>
      <mo fence="true" form="postfix" stretchy="true">]</mo>
    </mrow>
    <annotation encoding="StarMath 5.0">left[matrix{2964.62148954##10665.65354738##1388.82861924##2840.62047848##3526.60138187}right]</annotation>
  </semantics>
</math>
</file>

<file path=Object 3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57747172</mn>
            </mtd>
          </mtr>
          <mtr>
            <mtd>
              <mrow>
                <mo stretchy="false">−</mo>
                <mn>1.27378458</mn>
              </mrow>
            </mtd>
          </mtr>
          <mtr>
            <mtd>
              <mn>1.67675008</mn>
            </mtd>
          </mtr>
          <mtr>
            <mtd>
              <mrow>
                <mo stretchy="false">−</mo>
                <mn>4.8157949</mn>
              </mrow>
            </mtd>
          </mtr>
          <mtr>
            <mtd>
              <mn>0.20156347</mn>
            </mtd>
          </mtr>
        </mtable>
      </mrow>
      <mo fence="true" form="postfix" stretchy="true">]</mo>
    </mrow>
    <annotation encoding="StarMath 5.0">left[matrix{0.57747172##-1.27378458##1.67675008##-4.8157949##0.20156347}right]</annotation>
  </semantics>
</math>
</file>

<file path=Object 3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57747325</mn>
            </mtd>
          </mtr>
          <mtr>
            <mtd>
              <mrow>
                <mo stretchy="false">−</mo>
                <mn>1.27377832</mn>
              </mrow>
            </mtd>
          </mtr>
          <mtr>
            <mtd>
              <mn>1.67675193</mn>
            </mtd>
          </mtr>
          <mtr>
            <mtd>
              <mrow>
                <mo stretchy="false">−</mo>
                <mn>4.81578467</mn>
              </mrow>
            </mtd>
          </mtr>
          <mtr>
            <mtd>
              <mn>0.20156722</mn>
            </mtd>
          </mtr>
        </mtable>
      </mrow>
      <mo fence="true" form="postfix" stretchy="true">]</mo>
    </mrow>
    <annotation encoding="StarMath 5.0">left[matrix{0.57747325##-1.27377832##1.67675193##-4.81578467##0.20156722}right]</annotation>
  </semantics>
</math>
</file>

<file path=Object 3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.52955371e-06</mn>
            </mtd>
          </mtr>
          <mtr>
            <mtd>
              <mn>6.26330180e-06</mn>
            </mtd>
          </mtr>
          <mtr>
            <mtd>
              <mn>1.84216367e-06</mn>
            </mtd>
          </mtr>
          <mtr>
            <mtd>
              <mn>1.02385908e-05</mn>
            </mtd>
          </mtr>
          <mtr>
            <mtd>
              <mn>3.74273020e-06</mn>
            </mtd>
          </mtr>
        </mtable>
      </mrow>
      <mo fence="true" form="postfix" stretchy="true">]</mo>
    </mrow>
    <annotation encoding="StarMath 5.0">left[matrix{1.52955371e-06##6.26330180e-06##1.84216367e-06##1.02385908e-05##3.74273020e-06}right]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964.62148954</mn>
            </mtd>
          </mtr>
          <mtr>
            <mtd>
              <mn>10665.65354738</mn>
            </mtd>
          </mtr>
          <mtr>
            <mtd>
              <mn>1388.82861924</mn>
            </mtd>
          </mtr>
          <mtr>
            <mtd>
              <mn>2840.62047848</mn>
            </mtd>
          </mtr>
          <mtr>
            <mtd>
              <mn>3526.60138187</mn>
            </mtd>
          </mtr>
        </mtable>
      </mrow>
      <mo fence="true" form="postfix" stretchy="true">]</mo>
    </mrow>
    <annotation encoding="StarMath 5.0">left[matrix{2964.62148954##10665.65354738##1388.82861924##2840.62047848##3526.60138187}right]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.52955371e-06</mn>
            </mtd>
          </mtr>
          <mtr>
            <mtd>
              <mn>6.26330180e-06</mn>
            </mtd>
          </mtr>
          <mtr>
            <mtd>
              <mn>1.84216367e-06</mn>
            </mtd>
          </mtr>
          <mtr>
            <mtd>
              <mn>1.02385908e-05</mn>
            </mtd>
          </mtr>
          <mtr>
            <mtd>
              <mn>3.74273020e-06</mn>
            </mtd>
          </mtr>
        </mtable>
      </mrow>
      <mo fence="true" form="postfix" stretchy="true">]</mo>
    </mrow>
    <annotation encoding="StarMath 5.0">left[matrix{1.52955371e-06##6.26330180e-06##1.84216367e-06##1.02385908e-05##3.74273020e-06}right]</annotation>
  </semantics>
</math>
</file>

<file path=Object 42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i>N</mi>
          </mrow>
        </mrow>
        <mo fence="true" form="postfix" stretchy="false">)</mo>
      </mrow>
      <mi>T</mi>
    </msup>
    <annotation encoding="StarMath 5.0">(1 ,2, 3, ... ,N)^T</annotation>
  </semantics>
</math>
</file>

<file path=Object 43/content.xml><?xml version="1.0" encoding="utf-8"?>
<math xmlns="http://www.w3.org/1998/Math/MathML" display="block">
  <semantics>
    <mrow>
      <msub>
        <mi>l</mi>
        <mi mathvariant="italic">ij</mi>
      </msub>
      <mo stretchy="false">=</mo>
      <mrow>
        <mfrac>
          <mn>1</mn>
          <msub>
            <mi>u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a</mi>
                <mi mathvariant="italic">ji</mi>
              </msub>
              <mo stretchy="false">−</mo>
              <mrow>
                <mrow>
                  <munder>
                    <mo stretchy="false">∑</mo>
                    <mrow>
                      <mi>k</mi>
                      <mo stretchy="false">&lt;</mo>
                      <mi>i</mi>
                    </mrow>
                  </munder>
                  <msub>
                    <mi>l</mi>
                    <mi mathvariant="italic">jk</mi>
                  </msub>
                </mrow>
                <mo stretchy="false">∗</mo>
                <msub>
                  <mi>u</mi>
                  <mi mathvariant="italic">ki</mi>
                </msub>
              </mrow>
            </mrow>
          </mrow>
          <mo fence="true" form="postfix" stretchy="false">)</mo>
        </mrow>
      </mrow>
    </mrow>
    <annotation encoding="StarMath 5.0">l_ij = {frac {1} {u_ii}} * (a_ji - sum from{k&lt;i}l_jk * u_ki)</annotation>
  </semantics>
</math>
</file>

<file path=Object 44/content.xml><?xml version="1.0" encoding="utf-8"?>
<math xmlns="http://www.w3.org/1998/Math/MathML" display="block">
  <semantics>
    <msub>
      <mi>u</mi>
      <mi mathvariant="italic">ii</mi>
    </msub>
    <annotation encoding="StarMath 5.0">u_ii
</annotation>
  </semantics>
</math>
</file>

<file path=Object 45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1</mn>
        </mrow>
      </mrow>
    </msub>
    <annotation encoding="StarMath 5.0">u_{ i{i+1} }
</annotation>
  </semantics>
</math>
</file>

<file path=Object 46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2</mn>
        </mrow>
      </mrow>
    </msub>
    <annotation encoding="StarMath 5.0">u_{ i{i+2} }
</annotation>
  </semantics>
</math>
</file>

<file path=Object 47/content.xml><?xml version="1.0" encoding="utf-8"?>
<math xmlns="http://www.w3.org/1998/Math/MathML" display="block">
  <semantics>
    <msub>
      <mi>l</mi>
      <mrow>
        <mrow>
          <mi>i</mi>
          <mo stretchy="false">+</mo>
          <mn>1</mn>
        </mrow>
        <mi>i</mi>
      </mrow>
    </msub>
    <annotation encoding="StarMath 5.0">l_{ {i+1}{i} }
</annotation>
  </semantics>
</math>
</file>

<file path=Object 48/content.xml><?xml version="1.0" encoding="utf-8"?>
<math xmlns="http://www.w3.org/1998/Math/MathML" display="block">
  <semantics>
    <mrow>
      <msub>
        <mi>l</mi>
        <mrow>
          <mi>i</mi>
          <mi>i</mi>
        </mrow>
      </msub>
      <mo stretchy="false">=</mo>
      <mn>1</mn>
    </mrow>
    <annotation encoding="StarMath 5.0">l_{ {i}{i} } = 1</annotation>
  </semantics>
</math>
</file>

<file path=Object 49/content.xml><?xml version="1.0" encoding="utf-8"?>
<math xmlns="http://www.w3.org/1998/Math/MathML" display="block">
  <semantics>
    <mrow>
      <msub>
        <mi>u</mi>
        <mi mathvariant="italic">ii</mi>
      </msub>
      <mo stretchy="false">=</mo>
      <mrow>
        <msub>
          <mi>a</mi>
          <mi mathvariant="italic">ii</mi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i>i</mi>
            </mrow>
          </msub>
        </mrow>
      </mrow>
    </mrow>
    <annotation encoding="StarMath 5.0">u_ii = a_ii - l_{i{ i-1 }}*u_{ {i-1}i }</annotation>
  </semantics>
</math>
</file>

<file path=Object 5/content.xml><?xml version="1.0" encoding="utf-8"?>
<math xmlns="http://www.w3.org/1998/Math/MathML" display="block">
  <semantics>
    <mrow>
      <mrow>
        <mi>b</mi>
        <mo stretchy="false">+</mo>
        <mi>Δ</mi>
      </mrow>
      <mi>b</mi>
    </mrow>
    <annotation encoding="StarMath 5.0">b + Δ b</annotation>
  </semantics>
</math>
</file>

<file path=Object 50/content.xml><?xml version="1.0" encoding="utf-8"?>
<math xmlns="http://www.w3.org/1998/Math/MathML" display="block">
  <semantics>
    <mrow>
      <mrow>
        <msub>
          <mi>l</mi>
          <mrow>
            <mrow>
              <mi>i</mi>
              <mo stretchy="false">+</mo>
              <mn>1</mn>
            </mrow>
            <mi>i</mi>
          </mrow>
        </msub>
        <mo stretchy="false">=</mo>
        <mfrac>
          <mn>1</mn>
          <msub>
            <mi>u</mi>
            <mi mathvariant="italic">ii</mi>
          </msub>
        </mfrac>
      </mrow>
      <mrow>
        <mo fence="true" form="prefix" stretchy="false">(</mo>
        <mrow>
          <msub>
            <mi>a</mi>
            <mrow>
              <mi>i</mi>
              <mrow>
                <mi>i</mi>
                <mo stretchy="false">+</mo>
                <mn>1</mn>
              </mrow>
            </mrow>
          </msub>
        </mrow>
        <mo fence="true" form="postfix" stretchy="false">)</mo>
      </mrow>
    </mrow>
    <annotation encoding="StarMath 5.0">l_{{i+1}i} = { frac {1} {u_ii} }(a_{i{i+1}})</annotation>
  </semantics>
</math>
</file>

<file path=Object 51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1</mn>
          </mrow>
        </mrow>
      </msub>
      <mo stretchy="false">=</mo>
      <mrow>
        <msub>
          <mi>a</mi>
          <mrow>
            <mi>i</mi>
            <mrow>
              <mi>i</mi>
              <mo stretchy="false">+</mo>
              <mn>1</mn>
            </mrow>
          </mrow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row>
                <mi>i</mi>
                <mo stretchy="false">+</mo>
                <mn>1</mn>
              </mrow>
            </mrow>
          </msub>
        </mrow>
      </mrow>
    </mrow>
    <annotation encoding="StarMath 5.0">u_{{i}{i+1}} = a_{{i}{i+1}} - l_{i{ i-1 }}*u_{ {i-1}{i+1} }</annotation>
  </semantics>
</math>
</file>

<file path=Object 52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2</mn>
          </mrow>
        </mrow>
      </msub>
      <mo stretchy="false">=</mo>
      <msub>
        <mi>a</mi>
        <mrow>
          <mi>i</mi>
          <mrow>
            <mi>i</mi>
            <mo stretchy="false">+</mo>
            <mn>2</mn>
          </mrow>
        </mrow>
      </msub>
    </mrow>
    <annotation encoding="StarMath 5.0">u_{{i}{i+2}} = a_{{i}{i+2}}</annotation>
  </semantics>
</math>
</file>

<file path=Object 53/content.xml><?xml version="1.0" encoding="utf-8"?>
<math xmlns="http://www.w3.org/1998/Math/MathML" display="block">
  <semantics>
    <mrow>
      <mi mathvariant="italic">Ay</mi>
      <mo stretchy="false">=</mo>
      <mi>x</mi>
    </mrow>
    <annotation encoding="StarMath 5.0">Ay = x</annotation>
  </semantics>
</math>
</file>

<file path=Object 54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55/content.xml><?xml version="1.0" encoding="utf-8"?>
<math xmlns="http://www.w3.org/1998/Math/MathML" display="block">
  <semantics>
    <mrow>
      <mi mathvariant="italic">LUy</mi>
      <mo stretchy="false">=</mo>
      <mi>x</mi>
    </mrow>
    <annotation encoding="StarMath 5.0">LUy = x</annotation>
  </semantics>
</math>
</file>

<file path=Object 56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</annotation>
  </semantics>
</math>
</file>

<file path=Object 57/content.xml><?xml version="1.0" encoding="utf-8"?>
<math xmlns="http://www.w3.org/1998/Math/MathML" display="block">
  <semantics>
    <mrow>
      <mi mathvariant="italic">Lz</mi>
      <mo stretchy="false">=</mo>
      <mi>x</mi>
    </mrow>
    <annotation encoding="StarMath 5.0">Lz = x</annotation>
  </semantics>
</math>
</file>

<file path=Object 58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
</annotation>
  </semantics>
</math>
</file>

<file path=Object 59/content.xml><?xml version="1.0" encoding="utf-8"?>
<math xmlns="http://www.w3.org/1998/Math/MathML" display="block">
  <semantics>
    <mrow>
      <msub>
        <mi>x</mi>
        <mi>m</mi>
      </msub>
      <mo stretchy="false">=</mo>
      <mfrac>
        <mrow>
          <msub>
            <mi>b</mi>
            <mi mathvariant="italic">mm</mi>
          </msub>
          <mo stretchy="false">−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m</mi>
                  <mo stretchy="false">−</mo>
                  <mn>1</mn>
                </mrow>
              </munderover>
              <msub>
                <mi>l</mi>
                <mi mathvariant="italic">mi</mi>
              </msub>
            </mrow>
            <mo stretchy="false">∗</mo>
            <msub>
              <mi>x</mi>
              <mi>i</mi>
            </msub>
          </mrow>
        </mrow>
        <msub>
          <mi>l</mi>
          <mi mathvariant="italic">mm</mi>
        </msub>
      </mfrac>
    </mrow>
    <annotation encoding="StarMath 5.0">x_m= frac {b_mm - sum from{i=1} to{m-1} l_mi*x_i } {l_mm} 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1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o fence="true" form="prefix" stretchy="false">(</mo>
        <mrow>
          <mi>U</mi>
        </mrow>
        <mo fence="true" form="postfix" stretchy="false">)</mo>
      </mrow>
    </mrow>
    <annotation encoding="StarMath 5.0">det(A) = det( LU ) = det( L ) * det( U )</annotation>
  </semantics>
</math>
</file>

<file path=Object 62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b</mi>
            <mi mathvariant="italic">ii</mi>
          </msub>
        </mrow>
      </mrow>
    </mrow>
    <annotation encoding="StarMath 5.0">det(B) = prod to{n} { b_ii } </annotation>
  </semantics>
</math>
</file>

<file path=Object 63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n>1</mn>
      </mrow>
    </mrow>
    <annotation encoding="StarMath 5.0">det( L ) = 1</annotation>
  </semantics>
</math>
</file>

<file path=Object 64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n>1</mn>
          <mo stretchy="false">∗</mo>
          <mi mathvariant="italic">det</mi>
        </mrow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u</mi>
            <mi mathvariant="italic">ii</mi>
          </msub>
        </mrow>
      </mrow>
    </mrow>
    <annotation encoding="StarMath 5.0">det(A) = det( LU ) = det( L ) * det( U ) = 1 * det( U ) = prod to{n} { u_ii } </annotation>
  </semantics>
</math>
</file>

<file path=Object 7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8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9/content.xml><?xml version="1.0" encoding="utf-8"?>
<math xmlns="http://www.w3.org/1998/Math/MathML" display="block">
  <semantics>
    <mi>A</mi>
    <annotation encoding="StarMath 5.0">A
</annotation>
  </semantics>
</math>
</file>